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1309fa" officeooo:paragraph-rsid="005019fe" fo:background-color="#ffff00" style:font-weight-asian="bold" style:font-weight-complex="bold"/>
    </style:style>
    <style:style style:name="P2" style:family="paragraph" style:parent-style-name="Standard">
      <style:paragraph-properties fo:text-align="justify" style:justify-single-word="false"/>
      <style:text-properties fo:font-weight="bold" officeooo:rsid="001309fa" officeooo:paragraph-rsid="0050dc38" fo:background-color="#ffff00" style:font-weight-asian="bold" style:font-weight-complex="bold"/>
    </style:style>
    <style:style style:name="P3" style:family="paragraph" style:parent-style-name="Standard">
      <style:paragraph-properties fo:text-align="justify" style:justify-single-word="false"/>
      <style:text-properties fo:font-weight="bold" officeooo:rsid="001309fa" officeooo:paragraph-rsid="007388d4" fo:background-color="#ffff00" style:font-weight-asian="bold" style:font-weight-complex="bold"/>
    </style:style>
    <style:style style:name="P4" style:family="paragraph" style:parent-style-name="Standard">
      <style:paragraph-properties fo:text-align="justify" style:justify-single-word="false"/>
      <style:text-properties fo:font-weight="bold" officeooo:rsid="005f4941" officeooo:paragraph-rsid="005f4941" fo:background-color="#ffff00" style:font-weight-asian="bold" style:font-weight-complex="bold"/>
    </style:style>
    <style:style style:name="P5" style:family="paragraph" style:parent-style-name="Standard">
      <style:paragraph-properties fo:text-align="justify" style:justify-single-word="false"/>
      <style:text-properties fo:font-weight="bold" officeooo:paragraph-rsid="0058e5b2" fo:background-color="#66ff66" style:font-weight-asian="bold" style:font-weight-complex="bold"/>
    </style:style>
    <style:style style:name="P6" style:family="paragraph" style:parent-style-name="Standard">
      <style:paragraph-properties fo:text-align="justify" style:justify-single-word="false"/>
      <style:text-properties fo:font-weight="normal" officeooo:rsid="006a0a77" officeooo:paragraph-rsid="006a0a77" fo:background-color="transparent" style:font-weight-asian="normal" style:font-weight-complex="normal"/>
    </style:style>
    <style:style style:name="P7" style:family="paragraph" style:parent-style-name="Standard">
      <style:paragraph-properties fo:text-align="justify" style:justify-single-word="false"/>
      <style:text-properties fo:font-weight="normal" officeooo:rsid="003c8e22" officeooo:paragraph-rsid="003c8e22" style:font-weight-asian="normal" style:font-weight-complex="normal"/>
    </style:style>
    <style:style style:name="P8" style:family="paragraph" style:parent-style-name="Standard">
      <style:paragraph-properties fo:text-align="justify" style:justify-single-word="false"/>
      <style:text-properties fo:font-weight="normal" officeooo:paragraph-rsid="004ea023" style:font-weight-asian="normal" style:font-weight-complex="normal"/>
    </style:style>
    <style:style style:name="P9" style:family="paragraph" style:parent-style-name="Standard">
      <style:paragraph-properties fo:text-align="justify" style:justify-single-word="false"/>
      <style:text-properties fo:color="#000000" fo:font-weight="bold" officeooo:rsid="001309fa" officeooo:paragraph-rsid="001309fa" style:font-weight-asian="bold" style:font-weight-complex="bold"/>
    </style:style>
    <style:style style:name="P10" style:family="paragraph" style:parent-style-name="Standard">
      <style:paragraph-properties fo:text-align="justify" style:justify-single-word="false"/>
      <style:text-properties fo:color="#000000" fo:font-weight="bold" officeooo:rsid="001309fa" officeooo:paragraph-rsid="007388d4" style:font-weight-asian="bold" style:font-weight-complex="bold"/>
    </style:style>
    <style:style style:name="P11" style:family="paragraph" style:parent-style-name="Standard">
      <style:paragraph-properties fo:text-align="justify" style:justify-single-word="false"/>
      <style:text-properties fo:color="#000000" fo:font-weight="bold" officeooo:rsid="003e4b4e" officeooo:paragraph-rsid="003e4b4e" style:font-weight-asian="bold" style:font-weight-complex="bold"/>
    </style:style>
    <style:style style:name="P12" style:family="paragraph" style:parent-style-name="Standard">
      <style:paragraph-properties fo:text-align="justify" style:justify-single-word="false"/>
      <style:text-properties fo:color="#000000" style:text-line-through-style="none" style:text-line-through-type="none" fo:font-size="12pt" fo:font-weight="bold" officeooo:rsid="001309fa" officeooo:paragraph-rsid="00556947" fo:background-color="#ffff00"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color="#000000" style:text-line-through-style="none" style:text-line-through-type="none" fo:font-size="12pt" fo:font-weight="bold" officeooo:rsid="001309fa" officeooo:paragraph-rsid="00752e9f" fo:background-color="transparent"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color="#000000" style:text-line-through-style="none" style:text-line-through-type="none" fo:font-size="12pt" fo:font-weight="normal" officeooo:rsid="002ec5e1" officeooo:paragraph-rsid="002ec5e1" fo:background-color="transparent"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color="#000000" style:text-line-through-style="none" style:text-line-through-type="none" fo:font-size="12pt" fo:font-weight="normal" officeooo:rsid="002ec5e1" officeooo:paragraph-rsid="00556947" fo:background-color="transparent"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color="#000000" style:text-line-through-style="none" style:text-line-through-type="none" fo:font-size="12pt" fo:language="en" fo:country="US" fo:font-weight="bold" officeooo:rsid="002bbd36" officeooo:paragraph-rsid="00556947" fo:background-color="#ffff00"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color="#000000" fo:font-size="12pt" fo:font-weight="bold" officeooo:rsid="00101811" officeooo:paragraph-rsid="005d38f8"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color="#000000" fo:font-size="12pt" fo:font-weight="bold" officeooo:rsid="001309fa" officeooo:paragraph-rsid="00768f80" fo:background-color="transparent"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color="#000000" fo:font-size="12pt" fo:font-weight="bold" officeooo:rsid="00101811" officeooo:paragraph-rsid="00249fa3" fo:background-color="transparent"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color="#000000" fo:font-size="12pt" fo:font-weight="bold" officeooo:rsid="00101811" officeooo:paragraph-rsid="006400c8" fo:background-color="transparent"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color="#000000" fo:font-size="12pt" fo:language="en" fo:country="US" fo:font-weight="bold" officeooo:rsid="00101811" officeooo:paragraph-rsid="00249fa3" fo:background-color="#ffff00"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color="#000000" fo:font-size="12pt" fo:language="en" fo:country="US" fo:font-weight="bold" officeooo:rsid="00101811" officeooo:paragraph-rsid="006400c8" fo:background-color="#ffff00"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color="#000000" fo:font-size="12pt" fo:language="en" fo:country="US" style:text-underline-style="none" fo:font-weight="normal" officeooo:rsid="00101811" officeooo:paragraph-rsid="005d38f8"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color="#000000" fo:font-size="12pt" fo:font-weight="normal" officeooo:paragraph-rsid="00249fa3" fo:background-color="transparent"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color="#000000" fo:font-size="12pt" fo:font-weight="normal" officeooo:paragraph-rsid="00556947" fo:background-color="transparent"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color="#000000" fo:font-size="12pt" fo:font-weight="normal" officeooo:rsid="00101811" officeooo:paragraph-rsid="006400c8" fo:background-color="transparent"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color="#000000" fo:font-size="12pt" style:text-underline-style="none" fo:font-weight="normal" officeooo:rsid="00101811" officeooo:paragraph-rsid="005d38f8"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font-size="12pt" officeooo:paragraph-rsid="002fbf23" fo:background-color="transparent" style:font-size-asian="12pt" style:font-size-complex="12pt"/>
    </style:style>
    <style:style style:name="P29" style:family="paragraph" style:parent-style-name="Standard">
      <style:paragraph-properties fo:text-align="justify" style:justify-single-word="false"/>
      <style:text-properties fo:font-size="12pt" officeooo:rsid="0016f03d" officeooo:paragraph-rsid="002fbf23" fo:background-color="transparent" style:font-size-asian="12pt" style:font-size-complex="12pt"/>
    </style:style>
    <style:style style:name="P30" style:family="paragraph" style:parent-style-name="Standard">
      <style:paragraph-properties fo:text-align="justify" style:justify-single-word="false"/>
      <style:text-properties fo:font-size="12pt" officeooo:rsid="002e85fd" officeooo:paragraph-rsid="002fbf23" fo:background-color="transparent" style:font-size-asian="12pt" style:font-size-complex="12pt"/>
    </style:style>
    <style:style style:name="P31" style:family="paragraph" style:parent-style-name="Standard">
      <style:paragraph-properties fo:text-align="justify" style:justify-single-word="false"/>
      <style:text-properties fo:font-size="12pt" officeooo:paragraph-rsid="002fbf23" fo:background-color="#efefef" style:font-size-asian="12pt" style:font-size-complex="12pt"/>
    </style:style>
    <style:style style:name="P32" style:family="paragraph" style:parent-style-name="Standard">
      <style:paragraph-properties fo:text-align="justify" style:justify-single-word="false"/>
      <style:text-properties fo:font-size="12pt" fo:font-weight="bold" officeooo:rsid="001309fa" officeooo:paragraph-rsid="002fbf23" style:font-size-asian="12pt" style:font-weight-asian="bold" style:font-size-complex="12pt" style:font-weight-complex="bold"/>
    </style:style>
    <style:style style:name="P33" style:family="paragraph" style:parent-style-name="Standard">
      <style:paragraph-properties fo:text-align="justify" style:justify-single-word="false"/>
      <style:text-properties fo:font-size="12pt" fo:font-weight="bold" officeooo:rsid="001309fa" officeooo:paragraph-rsid="0037c465" style:font-size-asian="12pt" style:font-weight-asian="bold" style:font-size-complex="12pt" style:font-weight-complex="bold"/>
    </style:style>
    <style:style style:name="P34" style:family="paragraph" style:parent-style-name="Standard">
      <style:paragraph-properties fo:text-align="justify" style:justify-single-word="false"/>
      <style:text-properties fo:font-size="12pt" fo:font-weight="bold" officeooo:rsid="001309fa" officeooo:paragraph-rsid="007388d4" style:font-size-asian="12pt" style:font-weight-asian="bold" style:font-size-complex="12pt" style:font-weight-complex="bold"/>
    </style:style>
    <style:style style:name="P35" style:family="paragraph" style:parent-style-name="Standard">
      <style:paragraph-properties fo:text-align="justify" style:justify-single-word="false"/>
      <style:text-properties fo:font-size="12pt" fo:font-weight="bold" officeooo:rsid="0019751e" officeooo:paragraph-rsid="002fbf23" style:font-size-asian="12pt" style:font-weight-asian="bold" style:font-size-complex="12pt" style:font-weight-complex="bold"/>
    </style:style>
    <style:style style:name="P36" style:family="paragraph" style:parent-style-name="Standard">
      <style:paragraph-properties fo:text-align="justify" style:justify-single-word="false"/>
      <style:text-properties fo:font-size="12pt" fo:font-weight="bold" officeooo:rsid="00211771" officeooo:paragraph-rsid="002fbf23" style:font-size-asian="12pt" style:font-weight-asian="bold" style:font-size-complex="12pt" style:font-weight-complex="bold"/>
    </style:style>
    <style:style style:name="P37" style:family="paragraph" style:parent-style-name="Standard">
      <style:paragraph-properties fo:text-align="justify" style:justify-single-word="false"/>
      <style:text-properties fo:font-size="12pt" fo:font-weight="bold" officeooo:rsid="001ed445" officeooo:paragraph-rsid="002fbf23" style:font-size-asian="12pt" style:font-weight-asian="bold" style:font-size-complex="12pt" style:font-weight-complex="bold"/>
    </style:style>
    <style:style style:name="P38" style:family="paragraph" style:parent-style-name="Standard">
      <style:paragraph-properties fo:text-align="justify" style:justify-single-word="false"/>
      <style:text-properties fo:font-size="12pt" fo:font-weight="bold" officeooo:rsid="002e85fd" officeooo:paragraph-rsid="002fbf23" style:font-size-asian="12pt" style:font-weight-asian="bold" style:font-size-complex="12pt" style:font-weight-complex="bold"/>
    </style:style>
    <style:style style:name="P39" style:family="paragraph" style:parent-style-name="Standard">
      <style:paragraph-properties fo:text-align="justify" style:justify-single-word="false"/>
      <style:text-properties fo:font-size="12pt" fo:font-weight="bold" officeooo:rsid="00101811" officeooo:paragraph-rsid="002fbf23" style:font-size-asian="12pt" style:font-weight-asian="bold" style:font-size-complex="12pt" style:font-weight-complex="bold"/>
    </style:style>
    <style:style style:name="P40" style:family="paragraph" style:parent-style-name="Standard">
      <style:paragraph-properties fo:text-align="justify" style:justify-single-word="false"/>
      <style:text-properties fo:font-size="12pt" fo:font-weight="bold" officeooo:rsid="00556947" officeooo:paragraph-rsid="00556947" style:font-size-asian="12pt" style:font-weight-asian="bold" style:font-size-complex="12pt" style:font-weight-complex="bold"/>
    </style:style>
    <style:style style:name="P41" style:family="paragraph" style:parent-style-name="Standard">
      <style:paragraph-properties fo:text-align="justify" style:justify-single-word="false"/>
      <style:text-properties fo:font-size="12pt" fo:font-weight="bold" officeooo:rsid="0062501a" officeooo:paragraph-rsid="0062501a" style:font-size-asian="12pt" style:font-weight-asian="bold" style:font-size-complex="12pt" style:font-weight-complex="bold"/>
    </style:style>
    <style:style style:name="P42" style:family="paragraph" style:parent-style-name="Standard">
      <style:paragraph-properties fo:text-align="justify" style:justify-single-word="false"/>
      <style:text-properties fo:font-size="12pt" fo:font-weight="bold" officeooo:rsid="00111e27" officeooo:paragraph-rsid="001a796e" fo:background-color="#ffff00" style:font-size-asian="12pt" style:font-weight-asian="bold" style:font-size-complex="12pt" style:font-weight-complex="bold"/>
    </style:style>
    <style:style style:name="P43" style:family="paragraph" style:parent-style-name="Standard">
      <style:paragraph-properties fo:text-align="justify" style:justify-single-word="false"/>
      <style:text-properties fo:font-size="12pt" fo:font-weight="bold" officeooo:rsid="00111e27" officeooo:paragraph-rsid="0064582e" fo:background-color="#ffff00" style:font-size-asian="12pt" style:font-weight-asian="bold" style:font-size-complex="12pt" style:font-weight-complex="bold"/>
    </style:style>
    <style:style style:name="P44" style:family="paragraph" style:parent-style-name="Standard">
      <style:paragraph-properties fo:text-align="justify" style:justify-single-word="false"/>
      <style:text-properties fo:font-size="12pt" fo:font-weight="bold" officeooo:rsid="00173384" officeooo:paragraph-rsid="001e0efd" fo:background-color="#ffff00" style:font-size-asian="12pt" style:font-weight-asian="bold" style:font-size-complex="12pt" style:font-weight-complex="bold"/>
    </style:style>
    <style:style style:name="P45" style:family="paragraph" style:parent-style-name="Standard">
      <style:paragraph-properties fo:text-align="justify" style:justify-single-word="false"/>
      <style:text-properties fo:font-size="12pt" fo:font-weight="bold" officeooo:rsid="00173384" officeooo:paragraph-rsid="006400c8" fo:background-color="#ffff00" style:font-size-asian="12pt" style:font-weight-asian="bold" style:font-size-complex="12pt" style:font-weight-complex="bold"/>
    </style:style>
    <style:style style:name="P46" style:family="paragraph" style:parent-style-name="Standard">
      <style:paragraph-properties fo:text-align="justify" style:justify-single-word="false"/>
      <style:text-properties fo:font-size="12pt" fo:font-weight="bold" officeooo:rsid="00101811" officeooo:paragraph-rsid="005d2894" fo:background-color="#ffff00" style:font-size-asian="12pt" style:font-weight-asian="bold" style:font-size-complex="12pt" style:font-weight-complex="bold"/>
    </style:style>
    <style:style style:name="P47" style:family="paragraph" style:parent-style-name="Standard">
      <style:paragraph-properties fo:text-align="justify" style:justify-single-word="false"/>
      <style:text-properties fo:font-size="12pt" fo:font-weight="bold" officeooo:rsid="001309fa" officeooo:paragraph-rsid="007388d4" fo:background-color="#ffff00" style:font-size-asian="12pt" style:font-weight-asian="bold" style:font-size-complex="12pt" style:font-weight-complex="bold"/>
    </style:style>
    <style:style style:name="P48" style:family="paragraph" style:parent-style-name="Standard">
      <style:paragraph-properties fo:text-align="justify" style:justify-single-word="false"/>
      <style:text-properties fo:font-size="12pt" fo:font-weight="bold" officeooo:rsid="00173384" officeooo:paragraph-rsid="001e0efd" fo:background-color="transparent" style:font-size-asian="12pt" style:font-weight-asian="bold" style:font-size-complex="12pt" style:font-weight-complex="bold"/>
    </style:style>
    <style:style style:name="P49" style:family="paragraph" style:parent-style-name="Standard">
      <style:paragraph-properties fo:text-align="justify" style:justify-single-word="false"/>
      <style:text-properties fo:font-size="12pt" fo:font-weight="bold" officeooo:rsid="00173384" officeooo:paragraph-rsid="001d0384" fo:background-color="transparent" style:font-size-asian="12pt" style:font-weight-asian="bold" style:font-size-complex="12pt" style:font-weight-complex="bold"/>
    </style:style>
    <style:style style:name="P50" style:family="paragraph" style:parent-style-name="Standard">
      <style:paragraph-properties fo:text-align="justify" style:justify-single-word="false"/>
      <style:text-properties fo:font-size="12pt" fo:font-weight="bold" officeooo:rsid="00173384" officeooo:paragraph-rsid="006400c8" fo:background-color="transparent" style:font-size-asian="12pt" style:font-weight-asian="bold" style:font-size-complex="12pt" style:font-weight-complex="bold"/>
    </style:style>
    <style:style style:name="P51" style:family="paragraph" style:parent-style-name="Standard">
      <style:paragraph-properties fo:text-align="justify" style:justify-single-word="false"/>
      <style:text-properties fo:font-size="12pt" fo:font-weight="bold" officeooo:rsid="00111e27" officeooo:paragraph-rsid="0016203b" fo:background-color="transparent" style:font-size-asian="12pt" style:font-weight-asian="bold" style:font-size-complex="12pt" style:font-weight-complex="bold"/>
    </style:style>
    <style:style style:name="P52" style:family="paragraph" style:parent-style-name="Standard">
      <style:paragraph-properties fo:text-align="justify" style:justify-single-word="false"/>
      <style:text-properties fo:font-size="12pt" fo:font-weight="bold" officeooo:rsid="00111e27" officeooo:paragraph-rsid="0064582e" fo:background-color="transparent" style:font-size-asian="12pt" style:font-weight-asian="bold" style:font-size-complex="12pt" style:font-weight-complex="bold"/>
    </style:style>
    <style:style style:name="P53" style:family="paragraph" style:parent-style-name="Standard">
      <style:paragraph-properties fo:text-align="justify" style:justify-single-word="false"/>
      <style:text-properties fo:font-size="12pt" officeooo:rsid="001309fa" officeooo:paragraph-rsid="002fbf23" style:font-size-asian="12pt" style:font-size-complex="12pt"/>
    </style:style>
    <style:style style:name="P54" style:family="paragraph" style:parent-style-name="Standard">
      <style:paragraph-properties fo:text-align="justify" style:justify-single-word="false"/>
      <style:text-properties fo:font-size="12pt" officeooo:rsid="0019751e" officeooo:paragraph-rsid="002fbf23" style:font-size-asian="12pt" style:font-size-complex="12pt"/>
    </style:style>
    <style:style style:name="P55" style:family="paragraph" style:parent-style-name="Standard">
      <style:paragraph-properties fo:text-align="justify" style:justify-single-word="false"/>
      <style:text-properties fo:font-size="12pt" officeooo:rsid="00211771" officeooo:paragraph-rsid="002fbf23" style:font-size-asian="12pt" style:font-size-complex="12pt"/>
    </style:style>
    <style:style style:name="P56" style:family="paragraph" style:parent-style-name="Standard">
      <style:paragraph-properties fo:text-align="justify" style:justify-single-word="false"/>
      <style:text-properties fo:font-size="12pt" officeooo:rsid="0026e96f" officeooo:paragraph-rsid="002fbf23" style:font-size-asian="12pt" style:font-size-complex="12pt"/>
    </style:style>
    <style:style style:name="P57" style:family="paragraph" style:parent-style-name="Standard">
      <style:paragraph-properties fo:text-align="justify" style:justify-single-word="false"/>
      <style:text-properties fo:font-size="12pt" officeooo:rsid="0022d898" officeooo:paragraph-rsid="002fbf23" style:font-size-asian="12pt" style:font-size-complex="12pt"/>
    </style:style>
    <style:style style:name="P58" style:family="paragraph" style:parent-style-name="Standard">
      <style:paragraph-properties fo:text-align="justify" style:justify-single-word="false"/>
      <style:text-properties fo:font-size="12pt" officeooo:rsid="00288766" officeooo:paragraph-rsid="002fbf23" style:font-size-asian="12pt" style:font-size-complex="12pt"/>
    </style:style>
    <style:style style:name="P59" style:family="paragraph" style:parent-style-name="Standard">
      <style:paragraph-properties fo:text-align="justify" style:justify-single-word="false"/>
      <style:text-properties fo:font-size="12pt" officeooo:rsid="00101811" officeooo:paragraph-rsid="00101811" style:font-size-asian="12pt" style:font-size-complex="12pt"/>
    </style:style>
    <style:style style:name="P60" style:family="paragraph" style:parent-style-name="Standard">
      <style:paragraph-properties fo:text-align="justify" style:justify-single-word="false"/>
      <style:text-properties fo:font-size="12pt" officeooo:rsid="00101811" officeooo:paragraph-rsid="005d2894" style:font-size-asian="12pt" style:font-size-complex="12pt"/>
    </style:style>
    <style:style style:name="P61" style:family="paragraph" style:parent-style-name="Standard">
      <style:paragraph-properties fo:text-align="justify" style:justify-single-word="false"/>
      <style:text-properties fo:font-size="12pt" officeooo:rsid="00101811" officeooo:paragraph-rsid="005d38f8" style:font-size-asian="12pt" style:font-size-complex="12pt"/>
    </style:style>
    <style:style style:name="P62" style:family="paragraph" style:parent-style-name="Standard">
      <style:paragraph-properties fo:text-align="justify" style:justify-single-word="false"/>
      <style:text-properties fo:font-size="12pt" officeooo:rsid="00101811" officeooo:paragraph-rsid="006400c8" style:font-size-asian="12pt" style:font-size-complex="12pt"/>
    </style:style>
    <style:style style:name="P63" style:family="paragraph" style:parent-style-name="Standard">
      <style:paragraph-properties fo:text-align="justify" style:justify-single-word="false"/>
      <style:text-properties fo:font-size="12pt" officeooo:rsid="00144124" officeooo:paragraph-rsid="0016203b" style:font-size-asian="12pt" style:font-size-complex="12pt"/>
    </style:style>
    <style:style style:name="P64" style:family="paragraph" style:parent-style-name="Standard">
      <style:paragraph-properties fo:text-align="justify" style:justify-single-word="false"/>
      <style:text-properties fo:font-size="12pt" officeooo:rsid="00144124" officeooo:paragraph-rsid="00144124" style:font-size-asian="12pt" style:font-size-complex="12pt"/>
    </style:style>
    <style:style style:name="P65" style:family="paragraph" style:parent-style-name="Standard">
      <style:paragraph-properties fo:text-align="justify" style:justify-single-word="false"/>
      <style:text-properties fo:font-size="12pt" officeooo:rsid="00144124" officeooo:paragraph-rsid="0064582e" style:font-size-asian="12pt" style:font-size-complex="12pt"/>
    </style:style>
    <style:style style:name="P66" style:family="paragraph" style:parent-style-name="Standard">
      <style:paragraph-properties fo:text-align="justify" style:justify-single-word="false"/>
      <style:text-properties fo:font-size="12pt" officeooo:rsid="00173384" officeooo:paragraph-rsid="00173384" style:font-size-asian="12pt" style:font-size-complex="12pt"/>
    </style:style>
    <style:style style:name="P67" style:family="paragraph" style:parent-style-name="Standard">
      <style:paragraph-properties fo:text-align="justify" style:justify-single-word="false"/>
      <style:text-properties fo:font-size="12pt" officeooo:rsid="00173384" officeooo:paragraph-rsid="0062501a" style:font-size-asian="12pt" style:font-size-complex="12pt"/>
    </style:style>
    <style:style style:name="P68" style:family="paragraph" style:parent-style-name="Standard">
      <style:paragraph-properties fo:text-align="justify" style:justify-single-word="false"/>
      <style:text-properties fo:font-size="12pt" officeooo:rsid="00187abf" officeooo:paragraph-rsid="00187abf" style:font-size-asian="12pt" style:font-size-complex="12pt"/>
    </style:style>
    <style:style style:name="P69" style:family="paragraph" style:parent-style-name="Standard">
      <style:paragraph-properties fo:text-align="justify" style:justify-single-word="false"/>
      <style:text-properties fo:font-size="12pt" officeooo:rsid="0021b75a" officeooo:paragraph-rsid="001e0efd" style:font-size-asian="12pt" style:font-size-complex="12pt"/>
    </style:style>
    <style:style style:name="P70" style:family="paragraph" style:parent-style-name="Standard">
      <style:paragraph-properties fo:text-align="justify" style:justify-single-word="false"/>
      <style:text-properties fo:font-size="12pt" officeooo:rsid="0021b75a" officeooo:paragraph-rsid="006400c8" style:font-size-asian="12pt" style:font-size-complex="12pt"/>
    </style:style>
    <style:style style:name="P71" style:family="paragraph" style:parent-style-name="Standard">
      <style:paragraph-properties fo:text-align="justify" style:justify-single-word="false"/>
      <style:text-properties fo:font-size="12pt" fo:font-weight="normal" officeooo:rsid="001acd03" officeooo:paragraph-rsid="002fbf23" style:font-size-asian="12pt" style:font-weight-asian="normal" style:font-size-complex="12pt" style:font-weight-complex="normal"/>
    </style:style>
    <style:style style:name="P72" style:family="paragraph" style:parent-style-name="Standard">
      <style:paragraph-properties fo:text-align="end" style:justify-single-word="false"/>
      <style:text-properties fo:font-size="12pt" fo:font-weight="normal" officeooo:rsid="001acd03" officeooo:paragraph-rsid="002fbf23"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fo:font-size="12pt" fo:font-weight="normal" officeooo:rsid="0019751e" officeooo:paragraph-rsid="002fbf23"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fo:font-size="12pt" fo:font-weight="normal" officeooo:rsid="00211771" officeooo:paragraph-rsid="002fbf23"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fo:font-size="12pt" fo:font-weight="normal" officeooo:rsid="002e85fd" officeooo:paragraph-rsid="002fbf23" fo:background-color="transparent"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fo:font-size="12pt" fo:font-weight="normal" officeooo:rsid="00211771" officeooo:paragraph-rsid="002fbf23" fo:background-color="transparent"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7c465" officeooo:paragraph-rsid="00454aa5" style:font-size-asian="12pt" style:font-weight-asian="bold" style:font-size-complex="12pt" style:font-weight-complex="bold"/>
    </style:style>
    <style:style style:name="P78"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8f5af" officeooo:paragraph-rsid="0038f5af" style:font-size-asian="12pt" style:font-weight-asian="bold" style:font-size-complex="12pt" style:font-weight-complex="bold"/>
    </style:style>
    <style:style style:name="P79"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433a8d" officeooo:paragraph-rsid="00433a8d" style:font-size-asian="12pt" style:font-weight-asian="bold" style:font-size-complex="12pt" style:font-weight-complex="bold"/>
    </style:style>
    <style:style style:name="P8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309fa" officeooo:paragraph-rsid="005019fe" style:font-size-asian="12pt" style:font-weight-asian="bold" style:font-size-complex="12pt" style:font-weight-complex="bold"/>
    </style:style>
    <style:style style:name="P81"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556947" officeooo:paragraph-rsid="00556947" style:font-size-asian="12pt" style:font-weight-asian="bold" style:font-size-complex="12pt" style:font-weight-complex="bold"/>
    </style:style>
    <style:style style:name="P82" style:family="paragraph" style:parent-style-name="Standard">
      <style:paragraph-properties fo:text-align="justify" style:justify-single-word="false"/>
      <style:text-properties fo:font-size="12pt" style:text-underline-style="none" fo:font-weight="normal" officeooo:rsid="001309fa" officeooo:paragraph-rsid="004a6a81"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fo:font-size="12pt" style:text-underline-style="none" fo:font-weight="normal" officeooo:rsid="00144124" officeooo:paragraph-rsid="0064582e"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fo:font-size="12pt" style:text-underline-style="none" fo:font-weight="normal" officeooo:rsid="007277dd" officeooo:paragraph-rsid="007277dd"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fo:font-size="12pt" style:text-underline-style="none" fo:font-weight="normal" officeooo:rsid="007277dd" officeooo:paragraph-rsid="007a3250"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fo:font-size="12pt" style:text-underline-style="none" fo:font-weight="bold" officeooo:rsid="001309fa" officeooo:paragraph-rsid="007388d4" fo:background-color="#ffff00" style:font-size-asian="12pt" style:font-weight-asian="bold" style:font-size-complex="12pt" style:font-weight-complex="bold"/>
    </style:style>
    <style:style style:name="P87" style:family="paragraph" style:parent-style-name="Standard">
      <style:paragraph-properties fo:text-align="justify" style:justify-single-word="false"/>
      <style:text-properties fo:font-size="12pt" style:text-underline-style="none" fo:font-weight="bold" officeooo:rsid="001309fa" officeooo:paragraph-rsid="007388d4" fo:background-color="transparent" style:font-size-asian="12pt" style:font-weight-asian="bold" style:font-size-complex="12pt" style:font-weight-complex="bold"/>
    </style:style>
    <style:style style:name="P88" style:family="paragraph" style:parent-style-name="Standard">
      <style:paragraph-properties fo:text-align="justify" style:justify-single-word="false"/>
      <style:text-properties fo:font-size="12pt" style:text-underline-style="none" fo:font-weight="bold" officeooo:rsid="001309fa" officeooo:paragraph-rsid="004ea023" fo:background-color="transparent" style:font-size-asian="12pt" style:font-weight-asian="bold" style:font-size-complex="12pt" style:font-weight-complex="bold"/>
    </style:style>
    <style:style style:name="P89" style:family="paragraph" style:parent-style-name="Standard">
      <style:paragraph-properties fo:text-align="justify" style:justify-single-word="false"/>
      <style:text-properties officeooo:paragraph-rsid="00187abf"/>
    </style:style>
    <style:style style:name="P90" style:family="paragraph" style:parent-style-name="Standard">
      <style:paragraph-properties fo:text-align="justify" style:justify-single-word="false"/>
      <style:text-properties style:text-line-through-style="none" style:text-line-through-type="none" fo:font-weight="bold" officeooo:rsid="001309fa" officeooo:paragraph-rsid="00348e0a" fo:background-color="transparent" style:font-weight-asian="bold" style:font-weight-complex="bold"/>
    </style:style>
    <style:style style:name="P91" style:family="paragraph" style:parent-style-name="Standard">
      <style:paragraph-properties fo:text-align="justify" style:justify-single-word="false"/>
      <style:text-properties style:text-line-through-style="none" style:text-line-through-type="none" fo:font-weight="bold" officeooo:rsid="001309fa" officeooo:paragraph-rsid="007388d4" fo:background-color="transparent" style:font-weight-asian="bold" style:font-weight-complex="bold"/>
    </style:style>
    <style:style style:name="P92" style:family="paragraph" style:parent-style-name="Standard">
      <style:paragraph-properties fo:text-align="justify" style:justify-single-word="false"/>
      <style:text-properties fo:font-style="normal" fo:font-weight="bold" officeooo:rsid="001309fa" officeooo:paragraph-rsid="0041a095" fo:background-color="transparent" style:font-style-asian="normal" style:font-weight-asian="bold" style:font-style-complex="normal" style:font-weight-complex="bold"/>
    </style:style>
    <style:style style:name="P93" style:family="paragraph" style:parent-style-name="Standard">
      <style:paragraph-properties fo:text-align="justify" style:justify-single-word="false"/>
      <style:text-properties fo:font-style="normal" fo:font-weight="bold" officeooo:rsid="001309fa" officeooo:paragraph-rsid="007388d4" fo:background-color="transparent" style:font-style-asian="normal" style:font-weight-asian="bold" style:font-style-complex="normal" style:font-weight-complex="bold"/>
    </style:style>
    <style:style style:name="P94" style:family="paragraph" style:parent-style-name="Standard">
      <style:paragraph-properties fo:text-align="justify" style:justify-single-word="false"/>
      <style:text-properties fo:font-style="normal" fo:font-weight="normal" officeooo:rsid="0041a095" officeooo:paragraph-rsid="0041a095" fo:background-color="transparent" style:font-style-asian="normal" style:font-weight-asian="normal" style:font-style-complex="normal" style:font-weight-complex="normal"/>
    </style:style>
    <style:style style:name="P95" style:family="paragraph" style:parent-style-name="Standard">
      <style:paragraph-properties fo:text-align="justify" style:justify-single-word="false"/>
      <style:text-properties style:font-name="Liberation Serif" fo:font-size="12pt" fo:font-style="italic" fo:font-weight="normal" officeooo:paragraph-rsid="006e0373" fo:background-color="#66ff66" style:font-size-asian="12pt" style:font-style-asian="italic" style:font-weight-asian="normal" style:font-size-complex="12pt" style:font-style-complex="italic" style:font-weight-complex="normal"/>
    </style:style>
    <style:style style:name="P96" style:family="paragraph" style:parent-style-name="Text_20_body">
      <style:paragraph-properties fo:text-align="justify" style:justify-single-word="false"/>
      <style:text-properties fo:font-size="12pt" fo:font-weight="normal" officeooo:rsid="0019751e" officeooo:paragraph-rsid="002fbf23" fo:background-color="transparent" style:font-size-asian="12pt" style:font-weight-asian="normal" style:font-size-complex="12pt" style:font-weight-complex="normal"/>
    </style:style>
    <style:style style:name="P97" style:family="paragraph" style:parent-style-name="Preformatted_20_Text">
      <style:paragraph-properties fo:text-align="justify" style:justify-single-word="false"/>
      <style:text-properties fo:color="#000000" style:font-name="Liberation Serif" fo:language="en" fo:country="US" fo:font-weight="normal" officeooo:rsid="003e4b4e" officeooo:paragraph-rsid="003e4b4e" style:font-weight-asian="normal" style:font-weight-complex="normal"/>
    </style:style>
    <style:style style:name="T1" style:family="text">
      <style:text-properties officeooo:rsid="0016203b"/>
    </style:style>
    <style:style style:name="T2" style:family="text">
      <style:text-properties fo:font-weight="bold" style:font-weight-asian="bold" style:font-weight-complex="bold"/>
    </style:style>
    <style:style style:name="T3" style:family="text">
      <style:text-properties fo:font-weight="bold" officeooo:rsid="001309fa" style:font-weight-asian="bold" style:font-weight-complex="bold"/>
    </style:style>
    <style:style style:name="T4" style:family="text">
      <style:text-properties fo:font-weight="bold" officeooo:rsid="006c2e50" style:font-weight-asian="bold" style:font-weight-complex="bold"/>
    </style:style>
    <style:style style:name="T5" style:family="text">
      <style:text-properties fo:color="#000000" style:text-line-through-style="none" style:text-line-through-type="none" fo:font-size="12pt" officeooo:rsid="0058e5b2" style:font-size-asian="12pt" style:font-size-complex="12pt"/>
    </style:style>
    <style:style style:name="T6" style:family="text">
      <style:text-properties fo:color="#000000" style:text-line-through-style="none" style:text-line-through-type="none" fo:font-size="12pt" officeooo:rsid="0059dda5" style:font-size-asian="12pt" style:font-size-complex="12pt"/>
    </style:style>
    <style:style style:name="T7" style:family="text">
      <style:text-properties fo:language="en" fo:country="US"/>
    </style:style>
    <style:style style:name="T8" style:family="text">
      <style:text-properties fo:language="en" fo:country="US" officeooo:rsid="00249fa3"/>
    </style:style>
    <style:style style:name="T9" style:family="text">
      <style:text-properties fo:language="en" fo:country="US" fo:font-weight="normal" style:font-weight-asian="normal" style:font-weight-complex="normal"/>
    </style:style>
    <style:style style:name="T10" style:family="text">
      <style:text-properties fo:language="en" fo:country="US" officeooo:rsid="00205a35"/>
    </style:style>
    <style:style style:name="T11" style:family="text">
      <style:text-properties fo:language="en" fo:country="US" fo:background-color="transparent" loext:char-shading-value="0"/>
    </style:style>
    <style:style style:name="T12" style:family="text">
      <style:text-properties fo:language="en" fo:country="US" officeooo:rsid="007e73e7" fo:background-color="transparent" loext:char-shading-value="0"/>
    </style:style>
    <style:style style:name="T13" style:family="text">
      <style:text-properties style:text-line-through-style="none" style:text-line-through-type="none"/>
    </style:style>
    <style:style style:name="T14" style:family="text">
      <style:text-properties style:text-line-through-style="none" style:text-line-through-type="none" fo:language="en" fo:country="US" officeooo:rsid="002bbd36"/>
    </style:style>
    <style:style style:name="T15" style:family="text">
      <style:text-properties style:text-line-through-style="none" style:text-line-through-type="none" fo:language="en" fo:country="US" officeooo:rsid="002d9945"/>
    </style:style>
    <style:style style:name="T16" style:family="text">
      <style:text-properties style:text-line-through-style="none" style:text-line-through-type="none" fo:language="en" fo:country="US" officeooo:rsid="002e0379"/>
    </style:style>
    <style:style style:name="T17" style:family="text">
      <style:text-properties style:text-line-through-style="none" style:text-line-through-type="none" officeooo:rsid="002bbd36"/>
    </style:style>
    <style:style style:name="T18" style:family="text">
      <style:text-properties style:text-line-through-style="none" style:text-line-through-type="none" fo:font-style="italic" style:font-style-asian="italic" style:font-style-complex="italic"/>
    </style:style>
    <style:style style:name="T19" style:family="text">
      <style:text-properties style:text-line-through-style="none" style:text-line-through-type="none" fo:font-style="italic" style:text-underline-style="solid" style:text-underline-width="auto" style:text-underline-color="font-color" officeooo:rsid="005f4941" style:font-style-asian="italic" style:font-style-complex="italic"/>
    </style:style>
    <style:style style:name="T20" style:family="text">
      <style:text-properties style:text-line-through-style="none" style:text-line-through-type="none" fo:font-size="12pt" fo:background-color="transparent" loext:char-shading-value="0" style:font-size-asian="12pt" style:font-size-complex="12pt"/>
    </style:style>
    <style:style style:name="T21" style:family="text">
      <style:text-properties style:text-line-through-style="none" style:text-line-through-type="none" fo:font-size="12pt" officeooo:rsid="00205a35" fo:background-color="transparent" loext:char-shading-value="0" style:font-size-asian="12pt" style:font-size-complex="12pt"/>
    </style:style>
    <style:style style:name="T22" style:family="text">
      <style:text-properties style:text-line-through-style="none" style:text-line-through-type="none" fo:font-size="12pt" style:text-underline-style="solid" style:text-underline-width="auto" style:text-underline-color="font-color" officeooo:rsid="005f4941" fo:background-color="transparent" loext:char-shading-value="0" style:font-size-asian="12pt" style:font-size-complex="12pt"/>
    </style:style>
    <style:style style:name="T23" style:family="text">
      <style:text-properties fo:font-weight="normal" style:font-weight-asian="normal" style:font-weight-complex="normal"/>
    </style:style>
    <style:style style:name="T24" style:family="text">
      <style:text-properties fo:font-weight="normal" officeooo:rsid="00205a35" style:font-weight-asian="normal" style:font-weight-complex="normal"/>
    </style:style>
    <style:style style:name="T25" style:family="text">
      <style:text-properties fo:font-weight="normal" officeooo:rsid="002e85fd" style:font-weight-asian="normal" style:font-weight-complex="normal"/>
    </style:style>
    <style:style style:name="T26" style:family="text">
      <style:text-properties fo:font-weight="normal" officeooo:rsid="001acd03" style:font-weight-asian="normal" style:font-weight-complex="normal"/>
    </style:style>
    <style:style style:name="T27" style:family="text">
      <style:text-properties fo:font-weight="normal" officeooo:rsid="00187abf" style:font-weight-asian="normal" style:font-weight-complex="normal"/>
    </style:style>
    <style:style style:name="T28" style:family="text">
      <style:text-properties fo:font-weight="normal" fo:background-color="transparent" loext:char-shading-value="0" style:font-weight-asian="normal" style:font-weight-complex="normal"/>
    </style:style>
    <style:style style:name="T29" style:family="text">
      <style:text-properties fo:font-weight="normal" officeooo:rsid="0055f189" fo:background-color="transparent" loext:char-shading-value="0" style:font-weight-asian="normal" style:font-weight-complex="normal"/>
    </style:style>
    <style:style style:name="T30" style:family="text">
      <style:text-properties officeooo:rsid="002e85fd"/>
    </style:style>
    <style:style style:name="T31" style:family="text">
      <style:text-properties officeooo:rsid="0019751e"/>
    </style:style>
    <style:style style:name="T32" style:family="text">
      <style:text-properties fo:background-color="transparent" loext:char-shading-value="0"/>
    </style:style>
    <style:style style:name="T33" style:family="text">
      <style:text-properties officeooo:rsid="00173384" fo:background-color="transparent" loext:char-shading-value="0"/>
    </style:style>
    <style:style style:name="T34" style:family="text">
      <style:text-properties officeooo:rsid="005f4941" fo:background-color="transparent" loext:char-shading-value="0"/>
    </style:style>
    <style:style style:name="T35" style:family="text">
      <style:text-properties officeooo:rsid="001c25f4"/>
    </style:style>
    <style:style style:name="T36" style:family="text">
      <style:text-properties officeooo:rsid="001b4fd0"/>
    </style:style>
    <style:style style:name="T37" style:family="text">
      <style:text-properties officeooo:rsid="0026e96f"/>
    </style:style>
    <style:style style:name="T38" style:family="text">
      <style:text-properties officeooo:rsid="001309fa"/>
    </style:style>
    <style:style style:name="T39" style:family="text">
      <style:text-properties officeooo:rsid="00298699"/>
    </style:style>
    <style:style style:name="T40" style:family="text">
      <style:text-properties officeooo:rsid="002b72f2"/>
    </style:style>
    <style:style style:name="T41" style:family="text">
      <style:text-properties officeooo:rsid="002bff42"/>
    </style:style>
    <style:style style:name="T42" style:family="text">
      <style:text-properties officeooo:rsid="00205a35"/>
    </style:style>
    <style:style style:name="T43" style:family="text">
      <style:text-properties fo:font-size="12pt" style:font-size-asian="12pt" style:font-size-complex="12pt"/>
    </style:style>
    <style:style style:name="T44" style:family="text">
      <style:text-properties fo:font-size="12pt" officeooo:rsid="00205a35" style:font-size-asian="12pt" style:font-size-complex="12pt"/>
    </style:style>
    <style:style style:name="T45" style:family="text">
      <style:text-properties fo:font-size="12pt" officeooo:rsid="004213b9" style:font-size-asian="12pt" style:font-size-complex="12pt"/>
    </style:style>
    <style:style style:name="T46" style:family="text">
      <style:text-properties fo:font-size="12pt" officeooo:rsid="00187abf" style:font-size-asian="12pt" style:font-size-complex="12pt"/>
    </style:style>
    <style:style style:name="T47" style:family="text">
      <style:text-properties fo:font-size="12pt" officeooo:rsid="00101811" style:font-size-asian="12pt" style:font-size-complex="12pt"/>
    </style:style>
    <style:style style:name="T48" style:family="text">
      <style:text-properties fo:font-size="12pt" fo:language="en" fo:country="US" style:text-underline-style="none" officeooo:rsid="001309fa" fo:background-color="transparent" loext:char-shading-value="0" style:font-size-asian="12pt" style:font-size-complex="12pt"/>
    </style:style>
    <style:style style:name="T49" style:family="text">
      <style:text-properties fo:font-size="12pt" fo:language="en" fo:country="US" style:text-underline-style="none" officeooo:rsid="007c146f" fo:background-color="transparent" loext:char-shading-value="0" style:font-size-asian="12pt" style:font-size-complex="12pt"/>
    </style:style>
    <style:style style:name="T50" style:family="text">
      <style:text-properties fo:font-size="12pt" style:text-underline-style="none" fo:font-weight="bold" officeooo:rsid="001309fa" fo:background-color="#ffff00" loext:char-shading-value="0" style:font-size-asian="12pt" style:font-weight-asian="bold" style:font-size-complex="12pt" style:font-weight-complex="bold"/>
    </style:style>
    <style:style style:name="T51" style:family="text">
      <style:text-properties fo:font-size="12pt" style:text-underline-style="none" fo:font-weight="bold" officeooo:rsid="007c146f" fo:background-color="#ffff00" loext:char-shading-value="0" style:font-size-asian="12pt" style:font-weight-asian="bold" style:font-size-complex="12pt" style:font-weight-complex="bold"/>
    </style:style>
    <style:style style:name="T52" style:family="text">
      <style:text-properties fo:font-size="12pt" style:text-underline-style="none" officeooo:rsid="001309fa" fo:background-color="#ffff00" loext:char-shading-value="0" style:font-size-asian="12pt" style:font-size-complex="12pt"/>
    </style:style>
    <style:style style:name="T53" style:family="text">
      <style:text-properties fo:font-size="12pt" style:text-underline-style="none" officeooo:rsid="007c146f" fo:background-color="#ffff00" loext:char-shading-value="0" style:font-size-asian="12pt" style:font-size-complex="12pt"/>
    </style:style>
    <style:style style:name="T54" style:family="text">
      <style:text-properties fo:font-size="12pt" style:text-underline-style="none" officeooo:rsid="001309fa" style:font-size-asian="12pt" style:font-size-complex="12pt"/>
    </style:style>
    <style:style style:name="T55" style:family="text">
      <style:text-properties fo:font-size="12pt" style:text-underline-style="none" officeooo:rsid="007c146f" style:font-size-asian="12pt" style:font-size-complex="12pt"/>
    </style:style>
    <style:style style:name="T56" style:family="text">
      <style:text-properties officeooo:rsid="00454aa5"/>
    </style:style>
    <style:style style:name="T57" style:family="text">
      <style:text-properties officeooo:rsid="001a95ef"/>
    </style:style>
    <style:style style:name="T58" style:family="text">
      <style:text-properties officeooo:rsid="0055f189"/>
    </style:style>
    <style:style style:name="T59" style:family="text">
      <style:text-properties fo:color="#ff3333" fo:font-weight="bold" style:font-weight-asian="bold" style:font-weight-complex="bold"/>
    </style:style>
    <style:style style:name="T60" style:family="text">
      <style:text-properties officeooo:rsid="005e172c"/>
    </style:style>
    <style:style style:name="T61" style:family="text">
      <style:text-properties style:text-underline-style="solid" style:text-underline-width="auto" style:text-underline-color="font-color"/>
    </style:style>
    <style:style style:name="T62" style:family="text">
      <style:text-properties style:text-underline-style="solid" style:text-underline-width="auto" style:text-underline-color="font-color" officeooo:rsid="005f4941"/>
    </style:style>
    <style:style style:name="T63" style:family="text">
      <style:text-properties style:text-underline-style="solid" style:text-underline-width="auto" style:text-underline-color="font-color" officeooo:rsid="00205a35"/>
    </style:style>
    <style:style style:name="T64" style:family="text">
      <style:text-properties style:text-underline-style="solid" style:text-underline-width="auto" style:text-underline-color="font-color" officeooo:rsid="006400c8"/>
    </style:style>
    <style:style style:name="T65" style:family="text">
      <style:text-properties style:text-underline-style="solid" style:text-underline-width="auto" style:text-underline-color="font-color" officeooo:rsid="0064582e"/>
    </style:style>
    <style:style style:name="T66" style:family="text">
      <style:text-properties style:text-underline-style="solid" style:text-underline-width="auto" style:text-underline-color="font-color" officeooo:rsid="005f4941" fo:background-color="transparent" loext:char-shading-value="0"/>
    </style:style>
    <style:style style:name="T67" style:family="text">
      <style:text-properties officeooo:rsid="0064582e"/>
    </style:style>
    <style:style style:name="T68" style:family="text">
      <style:text-properties officeooo:rsid="0066e8aa"/>
    </style:style>
    <style:style style:name="T69" style:family="text">
      <style:text-properties officeooo:rsid="006c2e50"/>
    </style:style>
    <style:style style:name="T70" style:family="text">
      <style:text-properties officeooo:rsid="007a3250"/>
    </style:style>
    <style:style style:name="T71" style:family="text">
      <style:text-properties officeooo:rsid="007c14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I<text:span text:style-name="T56">NTRODUCTION</text:span></text:p>
      <text:p text:style-name="P77"/>
      <text:p text:style-name="P3"><text:span text:style-name="T66">R2 :</text:span>The manuscript motivates controlled experimental measurements by noticing that both synthetic benchmarks and validations of imaging techniques are generally limited. This is an important aspect, however it would be great to provide further motivation and background about small-scale physical modeling by the MUSC laboratory.</text:p>
      <text:p text:style-name="P1"/>
      <text:p text:style-name="P4"><text:span text:style-name="T61">R1 :</text:span> <text:span text:style-name="T47">The first part of the introduction (line 48 page 2 to line 52 page 3) intends to describe how « reduced-scale physical modelling » (as the approach is named by the authors) has been used to help developing seismic imaging methods. This section appears incomplete about the subject, more particularly if compared to cited articles in which proper references could have been found. It does not present the variety of approaches and materials used in recent laboratory studies and it lacks important past and recent references about the topic.</text:span></text:p>
      <text:p text:style-name="P4"><text:span text:style-name="T47"/></text:p>
      <text:p text:style-name="P1"><text:span text:style-name="T66">R2 :</text:span><text:span text:style-name="T34"> </text:span><text:span text:style-name="T32">When introducing small-scale physical modeling (page 3), it omitted references to many previous studies using thin-plate models for this same purpose. I think it would still be worthwhile to mention some of this work (sometimes referred to two-dimensional, plate wave or Lamb wave modelling), like Oliver et al. (1954), Angona (1960), Healy and Press (1960), O’Brien and Symes (1971), Pant et al. (1988) or more recent Mo et al. (2015).</text:span> A short explanation about the differences and limitations of 2-D versus 3-D physical modeling would be great to provide, in order to motivate the setup chosen of the MUSC laboratory.</text:p>
      <text:p text:style-name="P1"/>
      <text:p text:style-name="P6">Some references have been added to the corrected version in the introduction and description of small-scale physical modeling. </text:p>
      <text:p text:style-name="P95"><text:span text:style-name="T69">En train de lire pour répondre au mieux à la question posée </text:span><text:span text:style-name="T4">« s</text:span><text:span text:style-name="T3">hort explanation about the differences... »</text:span><text:span text:style-name="T69">: The development and testing of a 2D laboratory seismic modelling </text:span>system for heterogeneous structure investigations, <text:span text:style-name="T69">Mo et al. 2015</text:span></text:p>
      <text:p text:style-name="P1"/>
      <text:p text:style-name="P86"><text:span text:style-name="T66">R2 :</text:span>Also, the nomenclature and abbreviation used of ”Physical small-scale Modeling Methods (PSM)” is somewhat new, where most other literature uses terms like ”physical scale model”, ”physical modeling” or ”scale model data”. Thus, it would rather be ”Small-scale physical modeling methods”. The abbreviation PSM in the manuscript is hardly used and could be omitted altogether.</text:p>
      <text:p text:style-name="P80"/>
      <text:p text:style-name="P86"><text:span text:style-name="T66">R2 :</text:span>On page 3, you mention modeling surface waves as a reason not to immerse the model in say a water tank. However, you do not further discuss this important topic and the results presented in this study omit showing surface waves. It would be great to list limitations in physical modeling of surface waves and <text:span text:style-name="T32">clarify what you refer to as ”reflection echoes”, mentioned in the conclusions.</text:span></text:p>
      <text:p text:style-name="P82"/>
      <text:p text:style-name="P85"><text:bookmark text:name="result_box11"/><text:span text:style-name="T7">Our words were wrongly chosen here , “r</text:span>eflected echoes » in the conclusion refers to ringing effects of the source in fact. <text:span text:style-name="T70">This ringing effect carried by the direct P and S wave interferes with direct S/Rayleigh wave and reflected-wave arrivals. </text:span></text:p>
      <text:p text:style-name="P84"><text:s/></text:p>
      <text:p text:style-name="P87"><text:span text:style-name="T62">R2 :</text:span>The findings presented on page 4 could be further structured. The manuscript mainly lists the following problem items addressed in this study: (1) line-source versus point-source modeling, (2) geometrical spreading corrections, (3) effective source time function, that is the transducer influence, (4) reproducibility of the experiment/measurement.</text:p>
      <text:p text:style-name="P88">These items could be separated into challenges related to the ”forward problem” of modeling wave propagation in 2-D (items 1,2), the ”inverse problem” of retrieving the correct source and <text:span text:style-name="T57">m</text:span>odel parameters (item 3), and finally the robustness, stability and precision of the measurement apparatus (item 4).</text:p>
      <text:p text:style-name="P8"><text:bookmark text:name="result_box12"/><text:soft-page-break/><text:span text:style-name="T48">We understand this remark but splitting into challenges would require, from our point of view, to rewrite largely the result s</text:span><text:span text:style-name="T49">ections</text:span><text:span text:style-name="T48">. Indeed, these challenges are strongly linked to each other: </text:span><text:span text:style-name="T49">(1) 3D-2D spreading correction and point-source versus line source, and (2) source reproducibility and source time function estimation. However, </text:span><text:span text:style-name="T11">we try to clarify at best these different results </text:span><text:span text:style-name="T12">and we now differentiate them in the introduction.</text:span></text:p>
      <text:p text:style-name="P77"/>
      <text:p text:style-name="P52"><text:span text:style-name="T61">R</text:span><text:span text:style-name="T65">1 :</text:span><text:span text:style-name="T67"> </text:span>At the end of the introduction, I understood the authors were going to present both numerical and physical modelling studies, but I did not understood how and why. The next sections (2.1 and 2.2) only give general presentations of these methods with a lot of references and details that should (including tables, photographies and figures given as “examples”) be summarised in an appendix section since they do not directly connect with the main subject of this work and do not help reader understanding the objectives.</text:p>
      <text:p text:style-name="P43"/>
      <text:p text:style-name="P65">The aim of this work is to provide experimental data in controlled environement for validation of 2D (high-resolution) imaging methods. To do this, we explore several issues related to 2D FWI validations  <text:span text:style-name="T68">such as </text:span>(1) absence of real 2D data and (2) importance of source function knowledge.</text:p>
      <text:p text:style-name="P65"/>
      <text:p text:style-name="P65">For the first point we show the limitations of 3D-2D spreading correction and we propose an alternative approach which allows to produce 3D experimentally constructed line-source data, i.e. 2D equivalent experimental data in controlled environement. <text:span text:style-name="T1">A description of MUSC is then important. More, 3D-2D spreading correction limitations can be more easily shown using numerical modeling.</text:span></text:p>
      <text:p text:style-name="P65"/>
      <text:p text:style-name="P83">The second point is, again, related to 2D FWI validations. <text:span text:style-name="T1">FWI algorithms contain features like source function estimation widely based on deconvolution. However, this estimation is strongly related to the accuracy of initial model (M0). If M0 is not sufficiently accurate, the estimated source function will absorb inaccuracies and degrade the final inversion result. This is why a good knowledge of the source function is critical in FWI. Thus to evaluate the source function and state on its reproducibility we have to use a stable and accurate numerical method.</text:span></text:p>
      <text:p text:style-name="P77"/>
      <text:p text:style-name="P77">METHODS</text:p>
      <text:p text:style-name="P33"/>
      <text:p text:style-name="P34"><text:span text:style-name="T66">R2 :</text:span>Since the focus of the study is on physical modeling, it would make sense to start presenting the MUSC laboratory (section 2.2) rather than the numerical method used for comparison (section 2.1).</text:p>
      <text:p text:style-name="P53"/>
      <text:p text:style-name="P29">It'is done in the corrected version.</text:p>
      <text:p text:style-name="P53"/>
      <text:p text:style-name="P34"><text:span text:style-name="T66">R2 :</text:span>Furthermore, when presenting the MUSC laboratory it would be helpful for readers to mention limitations which are expected. For example, it is known that ultrasonic transducers are resonant and narrow-band due to the physical properties of these devices. Also, the transducers are in general large compared to the minimum wavelength of the simulation, thus can impose directivity effects. <text:s/>Some of these effects have been studied by Fran ̧cois Bretaudeau et al. (2011) already, but it would be great to further mention and justify the selected frequency-bandwidths of 20 - 200 kHz and 300 - 800 kHz.</text:p>
      <text:p text:style-name="P53"/>
      <text:p text:style-name="P54">These remarks are tackled in the corrected version in 3 separated parts as following :</text:p>
      <text:p text:style-name="P32"/>
      <text:p text:style-name="P32"><text:span text:style-name="T31">1) </text:span>For example, it is known that ultrasonic transducers are resonant an<text:span text:style-name="T32">d narrow-band due </text:span>to the physical properties of these devices.</text:p>
      <text:p text:style-name="P32"/>
      <text:p text:style-name="P71">piezo-electrics components are indeed resonant. One of the difficulty to avoid the resonnant effect is <text:soft-page-break/>the impedance adaptation of the transducer to the propagating medium. However, in MUSC, we use tranducers who have been built with well-adapted shape, backing element and suited material for the contact to the medium, in order to be adapted to the impedence of the material that we use, as much as possible (for exemple, they are not adapted to alluminium blocks). That is specially the case of those adapted to a central frequency of 100 K<text:span text:style-name="T35">H</text:span>z in the paper. In the case of the higher frequency one (not used in the tests described here), a conical adaptator in resin between the transducer and the model allow to weak the resonant effect. This aspect is already described in (Bretaudeau et al, 2011) and, to <text:span text:style-name="T36">o</text:span>ur mind, it should not be repeated with long developments in the present paper. However, it is recalled in the corrected version as recommended, <text:span text:style-name="T36">at the end of the third paragraph. Moreover, even if the resonnant effect are avoided,</text:span><text:span text:style-name="T2"> </text:span>the response of the transducer remains as a filtering effect to the electrical signal injected in input. <text:span text:style-name="T36">This aspect is a critical point tackled in the present proposed article. For this reason, we complete the added sentence of the 3d paragraph by this aspect. The part added :</text:span></text:p>
      <text:p text:style-name="P72"/>
      <text:p text:style-name="P28"><text:span text:style-name="T26">« </text:span><text:bookmark text:name="src0"/>The piezo-electric transducers used are built to be adapted to the impedance of the resin model described in the next part. Thus the emitted signal, already presented in (Bretaudeau et al. 2011) is not resonant. However, the sensor response combined with the coupling effect to the model behaves as a filter for the source shape. This effect is a crucial point that has been firstly tackled in MUSC by (Bretaudeau et al. 2011) with an assumption of 2D propagation although in case of a punctual source. In the present paper, we propose to study further the impact of this source response on the data by taking into account the 3D effects of a punctual source and by simulating a 2D source line. <text:span text:style-name="T37">N</text:span>ote that the transducer response and the coupling effect depend on the frequency of the emitted signal. We will tackle this frequency dependance by taking into account the entire waveform of the puls<text:span text:style-name="T37">e</text:span> . »</text:p>
      <text:p text:style-name="P35"/>
      <text:p text:style-name="P36"><text:span text:style-name="T23">Concerning the narrow-band</text:span> <text:span text:style-name="T23">aspect, </text:span><text:span text:style-name="T25">the following text has been added in the subsection « Characteristics of the scale models tested » :</text:span></text:p>
      <text:p text:style-name="P55"/>
      <text:p text:style-name="P56">« As shown on figure 2, even if the emission properties of a piezo-electric transducer is narrow-band, the spectral bandwith of the pulse emitted by the piezo-electric transducer is large enough to simulate a seismic pulse emitted by a hammer fall in subsurface media, through the scale ratio used in table 2. »</text:p>
      <text:p text:style-name="P57"/>
      <text:p text:style-name="P55"/>
      <text:p text:style-name="P35">2) <text:s/><text:span text:style-name="T38">Also, the transducers are in general large compared to the minimum wavelength of the simulation, thus can impose directivity effects. <text:s/>Some of these effects have been studied by Fran ̧cois Bretaudeau et al. (2011) already, but it would be great to further mention</text:span></text:p>
      <text:p text:style-name="P54">Precisions about this have been added in the corrected version <text:span text:style-name="T30">in </text:span><text:s/>paragraph 4 through the following sentences :</text:p>
      <text:p text:style-name="P54"/>
      <text:p text:style-name="P58">« Actually, as explained in Bretaudeau et. al. 2011, classical piezo-electrical transducers sizes are generally large compared to the emitted wavelength and provide a directional emission pattern whereas a hammer fall source used in subsurface field measurements behaves as a punctual impact and provides an omnidirectional emission pattern. <text:s/>For this reason, in the MUSC laboratory, two adapted sources have been tested in term of directivity pattern by (Bretaudeau et al.) who showed their capacity to simulate a thin piston effect. The first one, corresponding to the lower frequency band [20-200] is a commercial one with a small impact contact. The second one, corresponding tio the higher frequency band. ...</text:p>
      <text:p text:style-name="P54"/>
      <text:p text:style-name="P35">3) <text:span text:style-name="T38">and justify the selected frequency-bandwidths of 20 - 200 kHz and 300 - 800 kHz.</text:span></text:p>
      <text:p text:style-name="P35"/>
      <text:p text:style-name="P73">It has been clarified in the corrected version through the following sentences whixh have been <text:soft-page-break/>inserted in the 5th paragraph : </text:p>
      <text:p text:style-name="P31"/>
      <text:p text:style-name="P96"><text:span text:style-name="T39">T</text:span>his two frequency bands have been chosen to allow both complying with the dimensional scale ratio shown in tables <text:span text:style-name="T30">1 and 2</text:span> and making easily the heterogeneities in the medium. That means : the heterogeneities should be not too small (1mm of minimal size) and the total model size should not be too big or too heavy (1m2 and 270 Kg max) for the supporting table. For simulating classical dimensions in the subsurface domain, we use preferentially the low frequency band which allows a dominant wavelength (at 100kHz) about 13 mm for the Rayleigh waves and 28 mm for the P waves, by taking into account the velocity in the models described below. The scale ratio principles are used as follow<text:span text:style-name="T39">s</text:span></text:p>
      <text:p text:style-name="P37"/>
      <text:p text:style-name="P38">Concerning the following remark : </text:p>
      <text:p text:style-name="P38"/>
      <text:p text:style-name="P34"><text:span text:style-name="T66">R2 :</text:span>Also, it would be great to evaluate the precision achieved of the measurements in the MUSC laboratory. For example, the precision of the positioning of the receiver position is stated as ±10μm which for a shortest wavelength of 1mm amounts to a precision of 1%. So does the vertical offset measurement by a laser beam with a 20μm diameter, thus the measurement is not exactly a point measurement but an average over a small surface fraction. One could briefly present for the chosen setups what error of the measurement would be expected. Since this is one of the advantages of laboratory settings, you could put error bars on the traces.</text:p>
      <text:p text:style-name="P28"/>
      <text:p text:style-name="P30">The following text has been added in <text:span text:style-name="T23">the subsection « Characteristics of the scale models tested » :</text:span></text:p>
      <text:p text:style-name="P75"/>
      <text:p text:style-name="P28"><text:bookmark text:name="src03"/><text:span text:style-name="T40">« The </text:span>laser beam diameter is 20μm large. In the presented study, typical of experimentations in MUSC, the dominant wavelength (at 100kHz) equals about 13 mm for the Rayleigh waves and 28 mm for the P waves . Thus, the laser beam respectively equals lamda/650 and lamda/1400. At the field scale, and following the rules in table 1, those corresponds to a measurement surface<text:span text:style-name="T41">s</text:span> <text:span text:style-name="T41">of</text:span> 20 mm and 2 mm respectively. These dimensions are lower or equivalent to the possibilities <text:span text:style-name="T41">available</text:span> by geophones holds. Thus, at the laboratory scale in MUSC, the measurement accuracy in term of the size of the recording surface is respecte<text:span text:style-name="T40">d »</text:span></text:p>
      <text:p text:style-name="P74"/>
      <text:p text:style-name="P76"><text:bookmark text:name="src04"/>In parallel, the position accuracy of the receiving system is 10μm. This value is lower to the focal beam. It corresponds to the center position of the laser beam, which is 20μm large. In practice, the incremental displacement between two receivers positions used here equals mm. It is higher than the focal beam size</text:p>
      <text:p text:style-name="P76"/>
      <text:p text:style-name="P38">Concerning the following remark : </text:p>
      <text:p text:style-name="P38"/>
      <text:p text:style-name="P34"><text:span text:style-name="T66">R2 :</text:span>The same consideration also holds for the ringing of the transducers which will likely look different at different central frequencies. One could present the ringing for different central frequencies of the source, to better highlight in which frequency regime the transducers affect measurements and need to be treated more carefully as is then done in the following of this study.</text:p>
      <text:p text:style-name="P32"/>
      <text:p text:style-name="P39"><text:span text:style-name="T24">The frequancial effects of the transducer is tackled thorugh the entire waveform, as added in the modified version (see the corrected part to answer to your comment 1) </text:span><text:span text:style-name="T25">) </text:span><text:span text:style-name="T24">of the Methods par</text:span><text:span text:style-name="T25">t</text:span><text:span text:style-name="T24"> above.</text:span></text:p>
      <text:p text:style-name="P39"><text:span text:style-name="T24"/></text:p>
      <text:p text:style-name="P41"><text:span text:style-name="T63">R</text:span><text:span text:style-name="T61">1 :</text:span><text:span text:style-name="T33">The models and their parameters are then presented. I did not understand the links between the Table 3 and Fig. 2. Why does the table contains properties of material not </text:span><text:soft-page-break/><text:span text:style-name="T33">presented on Fig. 3, nor in the text, if I am correct ? </text:span></text:p>
      <text:p text:style-name="P67"/>
      <text:p text:style-name="P41"><text:span text:style-name="T27">Table 3 contains properties of materials widely used to build small-scale models. The goal of this table is only to show the variety of materials and mechanical properties available. </text:span><text:bookmark text:name="result_box10"/><text:span text:style-name="T9">This precision has been added in the corrected version.</text:span></text:p>
      <text:p text:style-name="P39"><text:span text:style-name="T24"/></text:p>
      <text:p text:style-name="P50"><text:span text:style-name="T64">R1 :</text:span>In addition, the physical models are obviously 3D and with edges... so Fig. 3 should present every dimensions, show the 3D structures and where the acquisition setup is/are implemented (more particularly so the readers can easily find boundary conditions). As for numerical modelling, Fig. 4 is completely useless in its present form (it does not give any information about the model) and deserve way more details.</text:p>
      <text:p text:style-name="P45"/>
      <text:p text:style-name="P70"><text:span text:style-name="T28">Since our models are invariant in the 3rd direction and acquisition is designed to avoid recording of reflected waves on vertical borders, I did not consider a 3D representation necessary </text:span><text:span text:style-name="T29">but I add it on the new figures</text:span><text:span text:style-name="T28">. </text:span><text:span text:style-name="T58">Figure 4 is effectively useless and has been removed.</text:span></text:p>
      <text:p text:style-name="P62"/>
      <text:p text:style-name="P20"><text:span text:style-name="T61">R</text:span><text:span text:style-name="T64">1 :</text:span>The next section presents in details the method developed by Forbriger et al. (2014). I understand this approach is important for the study but, as it does not correspond to the main work of the authors, it should be given in appendix and this section should concentrate on the processing workflow used by the authors for the study.</text:p>
      <text:p text:style-name="P22"/>
      <text:p text:style-name="P26"><text:bookmark text:name="tw-target-text11"/><text:span text:style-name="T10">Indeed, this </text:span><text:span text:style-name="T8">detailed </text:span><text:span text:style-name="T10">part </text:span><text:span text:style-name="T8">does not correspond directly to the main</text:span><text:span text:style-name="T10">. It was therefore moved to </text:span><text:span text:style-name="T8"><text:s/>appendix</text:span><text:span text:style-name="T10">.</text:span></text:p>
      <text:p text:style-name="P26"><text:span text:style-name="T10"/></text:p>
      <text:p text:style-name="P78"><text:span text:style-name="T42">R</text:span>ESULTS</text:p>
      <text:p text:style-name="P78"/>
      <text:p text:style-name="P91"><text:span text:style-name="T62">R2 :</text:span>It would help to start clarifying which 2-D numerical result is <text:span text:style-name="T44">compared against which 3-D experimental data and somehow introduce nomenclature for 3-D experimental point-source, 3-D experimentally constructed line-source and 2-D numerical line-source.</text:span></text:p>
      <text:p text:style-name="P90"><text:span text:style-name="T44"/></text:p>
      <text:p text:style-name="P7"><text:span text:style-name="T21">T</text:span><text:span text:style-name="T20">his has been taken into account and the proposed nomenclatures are now incorporated.</text:span></text:p>
      <text:p text:style-name="P7"><text:span text:style-name="T20"/></text:p>
      <text:p text:style-name="P10"><text:span text:style-name="T22">R2 :</text:span><text:span text:style-name="T20">Section 3.2 would be great to further subdivide into new sub-sections: The first part deals with reproducing single measurements to validate the reproducibility of the source. The second part deals with the effective source time function estimation, starting at page 14, line 29 (”In the second step ...”). The third part introduces the new 2-layer model called BiAlt, thus deals with a new experimental setup (page 15, line 8) and comparison. It would help to put these into different sub-sections and discuss each result separately.</text:span></text:p>
      <text:p text:style-name="P9"><text:span text:style-name="T20"/></text:p>
      <text:p text:style-name="P97"><text:bookmark text:name="tw-target-text5"/><text:span text:style-name="T20">For convenience, the RESULTS section has been reorganized into three separate parts, hoping that this will allow for better understanding of the results.</text:span></text:p>
      <text:p text:style-name="P11"><text:span text:style-name="T20"/></text:p>
      <text:p text:style-name="P93"><text:span text:style-name="T62">R2 :</text:span>Also, in your comparisons between different traces you use a correlation coefficient over the whole <text:span text:style-name="T44">trace length. Since you already see and discuss different effects on P-, S-, PP- and PS-phases, it would make sense to further separate the comparisons into just comparing a single phase. This would ma­ke it clearer in how well a P-wave, S-wave or PP- or PS-reflection is treated in the geometrical spreading and 2D line-source approximations. </text:span></text:p>
      <text:p text:style-name="P92"><text:span text:style-name="T44"/></text:p>
      <text:p text:style-name="P94"><text:span text:style-name="T44">A</text:span><text:span text:style-name="T43">dditionnal correlation coefficients for P-, S- and PP-reflected waves have been added to some figures. </text:span><text:span text:style-name="T45">Psv-reflected wave is difficult to locate on real data, so the correlation coefficient has not been calculated for it.</text:span></text:p>
      <text:p text:style-name="P39"><text:span text:style-name="T24"/></text:p>
      <text:p text:style-name="P79"><text:soft-page-break/><text:span text:style-name="T42">C</text:span>ONCLUSIONS</text:p>
      <text:p text:style-name="P39"><text:span text:style-name="T24"/></text:p>
      <text:p text:style-name="P3"><text:span text:style-name="T66">R2 :</text:span>It would help to further highlight the main findings in this study. Would it be that you verified experimentally that you can construct a line-source using the MUSC laboratory? or would it be that the geometrical spreading transformation applied to 3-D data is only accurate for P- and S-phases, but not reflected ones like PP- or PS-phases?</text:p>
      <text:p text:style-name="P2"/>
      <text:p text:style-name="P47"><text:span text:style-name="T66">R2 :</text:span><text:span text:style-name="T42">The very last sentence mentions the addition of new measurements in the MUSC laboratory by Valensi et al. (2015). It would be great to shortly explain this addition in the introduction and why it hasn’t been used for this study.</text:span></text:p>
      <text:p text:style-name="P39"><text:span text:style-name="T24"/></text:p>
      <text:p text:style-name="P39"><text:span text:style-name="T24"/></text:p>
      <text:p text:style-name="P81"><text:span text:style-name="T42">O</text:span>THER REMARKS</text:p>
      <text:p text:style-name="P40"><text:span text:style-name="T23"/></text:p>
      <text:p text:style-name="P13"><text:span text:style-name="T62">R2 :</text:span>”In the far-field approximation, ..” You show the single-velocity transformation in eq. (10) and then state ”is recommended for small offsets”. This seems to contradict with the initial far-field assumption. Maybe you could clarify it.</text:p>
      <text:p text:style-name="P12"/>
      <text:p text:style-name="P25"><text:span text:style-name="T17">I have no physical explanation for this. I can just refer to Schafer (2014) and Forbirger (2014) who have shown, on the basis of numerical tests, that single-velocity transformation is better for small-offset while direct-wave transform is better for large-offset.</text:span><text:span text:style-name="T14"> </text:span><text:span text:style-name="T15">This “clarification” has been added to the manuscript </text:span><text:span text:style-name="T16">(see appendix)</text:span><text:span text:style-name="T15">.</text:span></text:p>
      <text:p text:style-name="P16"/>
      <text:p text:style-name="P18"><text:span text:style-name="T19">R2 :</text:span><text:span text:style-name="T18">Figure 2</text:span><text:span text:style-name="T13">: This figure is not referenced in the text. There is also no explanation of why the traces lack in the middle (closest to the source). Furthermore, the images all show glitches at different offsets which are not apparent in for example figure 6 (c). It would be nice to explain in the manuscript text what is shown here.</text:span></text:p>
      <text:p text:style-name="P12"/>
      <text:p text:style-name="P15">Figure 2 shows three multireceiver acquisition for the BiAlt model. The traces lack in the middle is related to the position of the laser over the piezo-electric source so that no trace can be recorded. The glitches on figure 2 which are not present on other figures are related to interferometer wear during acquisitions shown in figure 2.</text:p>
      <text:p text:style-name="P15"><text:span text:style-name="T23"/></text:p>
      <text:p text:style-name="P5"><text:span text:style-name="T5">All remarks on text, figures and references have been taken into account</text:span><text:bookmark text:name="result_box7"/><text:span text:style-name="T5"> </text:span><text:span text:style-name="T6">and </text:span><text:span text:style-name="T7">have been integrated for the majority of them</text:span></text:p>
      <text:p text:style-name="P39"><text:span text:style-name="T24"/></text:p>
      <text:p text:style-name="P39"><text:span text:style-name="T24"/></text:p>
      <text:p text:style-name="P39"><text:span text:style-name="T24"/></text:p>
      <text:p text:style-name="P39"><text:span text:style-name="T24"/></text:p>
      <text:p text:style-name="P39"><text:span text:style-name="T24"/></text:p>
      <text:p text:style-name="P39"><text:span text:style-name="T24"/></text:p>
      <text:p text:style-name="P39"><text:span text:style-name="T24"/></text:p>
      <text:p text:style-name="P39"><text:span text:style-name="T24"/></text:p>
      <text:p text:style-name="P39"><text:span text:style-name="T24"/></text:p>
      <text:p text:style-name="P39"><text:span text:style-name="T24"/></text:p>
      <text:p text:style-name="P39"><text:span text:style-name="T24"/></text:p>
      <text:p text:style-name="P39"><text:span text:style-name="T24"/></text:p>
      <text:p text:style-name="P39"><text:span text:style-name="T24"/></text:p>
      <text:p text:style-name="P39"><text:span text:style-name="T24"/></text:p>
      <text:p text:style-name="P39"><text:span text:style-name="T24"/></text:p>
      <text:p text:style-name="P39"><text:span text:style-name="T24"/></text:p>
      <text:p text:style-name="P39"><text:span text:style-name="T24"/></text:p>
      <text:p text:style-name="P39"><text:soft-page-break/><text:span text:style-name="T24"/></text:p>
      <text:p text:style-name="P39"><text:span text:style-name="T24"/></text:p>
      <text:p text:style-name="P39"><text:span text:style-name="T24"/></text:p>
      <text:p text:style-name="P39"><text:span text:style-name="T24"/></text:p>
      <text:p text:style-name="P39"><text:span text:style-name="T24"/></text:p>
      <text:p text:style-name="P39"><text:span text:style-name="T24"/></text:p>
      <text:p text:style-name="P39">Reviewer 1</text:p>
      <text:p text:style-name="P59"/>
      <text:p text:style-name="P46">The first part of the introduction (line 48 page 2 to line 52 page 3) intends to describe how « reduced-scale physical modelling » (as the approach is named by the authors) has been used to help developing seismic imaging methods. This section appears incomplete about the subject, more particularly if compared to cited articles in which proper references could have been found. It does not present the variety of approaches and materials used in recent laboratory studies and it lacks important past and recent references about the topic.</text:p>
      <text:p text:style-name="P60"/>
      <text:p text:style-name="P17">Then, the authors present the main technical and methodological questions they intend to address only with one reference to support their ideas (which is way too few as I wrote above). If I understood well, the authors first point out the fact that, despite recent developments of 3 dimensional (3D) numerical modelling methods (they do not give any reference), most interpretation (processing, inversion) techniques involve 2D (or even 1D) assumptions. They consequently claim that “the differences between 2D and 3D propagated wavefields must be explicitly taken into account to successfully validate imaging methods using field or experimental data”. What I understood is that the authors want to show the great “potential” of their 3D physical modelling tool by making it provide 2D-like seismic data. I do not clearly see the interest in such approach.</text:p>
      <text:p text:style-name="P61"><text:span text:style-name="T59"/></text:p>
      <text:p text:style-name="P23"><text:bookmark text:name="result_box8"/>We have <text:span text:style-name="T60">reiterated</text:span> and clarified some parts of the introduction hoping to have gained in clarity.</text:p>
      <text:p text:style-name="P27"/>
      <text:p text:style-name="P61"><text:span text:style-name="T59"/></text:p>
      <text:p text:style-name="P51">At the end of the introduction, I understood the authors were going to present both numerical and physical modelling studies, but I did not understood how and why. The next sections (2.1 and 2.2) only give general presentations of these methods with a lot of references and details that should (including tables, photographies and figures given as “examples”) be summarised in an appendix section since they do not directly connect with the main subject of this work and do not help reader understanding the objectives.</text:p>
      <text:p text:style-name="P42"/>
      <text:p text:style-name="P63">The aim of this work is to provide experimental data in controlled environement for validation of 2D (high-resolution) imaging methods. To do this, we explore several issues related to 2D FWI validations : (1) absence of real 2D data and (2) importance of source function knowledge.</text:p>
      <text:p text:style-name="P64"/>
      <text:p text:style-name="P64">For the first point we show the limitations of 3D-2D spreading correction and we propose an alternative approach which allows to produce 3D experimentally constructed line-source data, i.e. 2D equivalent experimental data in controlled environement. <text:span text:style-name="T1">A description of MUSC is then important. More, 3D-2D spreading correction limitations can be more easily shown using numerical modeling.</text:span></text:p>
      <text:p text:style-name="P64"/>
      <text:p text:style-name="P64">The second point is, again, related to 2D FWI validations. <text:span text:style-name="T1">FWI algorithms contain features like source function estimation widely based on deconvolution. However, this estimation is strongly related to the accuracy of initial model (M0). If M0 is not sufficiently accurate, the estimated source function will absorb inaccuracies and degrade the final inversion result. This is why a good knowledge of the source function is critical in FWI. Thus to evaluate the source function and state on its reproducibility we have to use a stable and accurate numerical method.</text:span></text:p>
      <text:p text:style-name="P59"><text:soft-page-break/></text:p>
      <text:p text:style-name="P59"/>
      <text:p text:style-name="P49">The models and their parameters are then presented. I did not understand the links between the Table 3 and Fig. 2. Why does the table contains properties of material not presented on Fig. 3, nor in the text, if I am correct ? </text:p>
      <text:p text:style-name="P66"/>
      <text:p text:style-name="P89"><text:span text:style-name="T46">Table 3 contains properties of materials widely used to build small-scale models. The goal of this table is only to show the variety of materials and mechanical properties available. </text:span><text:bookmark text:name="result_box"/><text:span text:style-name="T7">This precision has been added in the corrected version.</text:span></text:p>
      <text:p text:style-name="P68"/>
      <text:p text:style-name="P68"/>
      <text:p text:style-name="P48">In addition, the physical models are obviously 3D and with edges... so Fig. 3 should present every dimensions, show the 3D structures and where the acquisition setup is/are implemented (more particularly so the readers can easily find boundary conditions). As for numerical modelling, Fig. 4 is completely useless in its present form (it does not give any information about the model) and deserve way more details.</text:p>
      <text:p text:style-name="P44"/>
      <text:p text:style-name="P69"><text:span text:style-name="T28">Since our models are invariant in the 3rd direction and acquisition is designed to avoid recording of reflected waves on vertical borders, I did not consider a 3D representation necessary </text:span><text:span text:style-name="T29">but I add it on the new figures</text:span><text:span text:style-name="T28">. </text:span><text:span text:style-name="T58">Figure 4 is effectively useless and has been removed.</text:span></text:p>
      <text:p text:style-name="P59"/>
      <text:p text:style-name="P19">The next section presents in details the method developed by Forbriger et al. (2014). I understand this approach is important for the study but, as it does not correspond to the main work of the authors, it should be given in appendix and this section should concentrate on the processing workflow used by the authors for the study.</text:p>
      <text:p text:style-name="P21"/>
      <text:p text:style-name="P24"><text:bookmark text:name="tw-target-text"/><text:span text:style-name="T7">Indeed, this </text:span><text:span text:style-name="T8">detailed </text:span><text:span text:style-name="T7">part </text:span><text:span text:style-name="T8">does not correspond directly to the main</text:span><text:span text:style-name="T7">. It was therefore moved to </text:span><text:span text:style-name="T8"><text:s/>appendix</text:span><text:span text:style-name="T7">.</text:span></text:p>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rif" svg:font-family="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geotd </meta:initial-creator>
    <meta:creation-date>2016-10-10T14:12:00.456045682</meta:creation-date>
    <meta:generator>LibreOffice/4.4.2.2$Linux_X86_64 LibreOffice_project/40m0$Build-2</meta:generator>
    <dc:date>2016-11-24T15:31:06.870922369</dc:date>
    <dc:creator>pageotd </dc:creator>
    <meta:editing-duration>PT4H48M41S</meta:editing-duration>
    <meta:editing-cycles>110</meta:editing-cycles>
    <meta:document-statistic meta:table-count="0" meta:image-count="0" meta:object-count="0" meta:page-count="8" meta:paragraph-count="77" meta:word-count="3900" meta:character-count="23936" meta:non-whitespace-character-count="20097"/>
  </office:meta>
</office:document-meta>
</file>